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c47" officeooo:paragraph-rsid="001c2c47"/>
    </style:style>
    <style:style style:name="P2" style:family="paragraph" style:parent-style-name="Standard">
      <style:text-properties officeooo:paragraph-rsid="0021c378"/>
    </style:style>
    <style:style style:name="P3" style:family="paragraph" style:parent-style-name="Standard">
      <style:text-properties officeooo:paragraph-rsid="0023822f"/>
    </style:style>
    <style:style style:name="T1" style:family="text">
      <style:text-properties officeooo:rsid="00131bd7"/>
    </style:style>
    <style:style style:name="T2" style:family="text">
      <style:text-properties officeooo:rsid="0014959d"/>
    </style:style>
    <style:style style:name="T3" style:family="text">
      <style:text-properties officeooo:rsid="001784dc"/>
    </style:style>
    <style:style style:name="T4" style:family="text">
      <style:text-properties officeooo:rsid="0021c378"/>
    </style:style>
    <style:style style:name="T5" style:family="text">
      <style:text-properties officeooo:rsid="00230140"/>
    </style:style>
    <style:style style:name="T6" style:family="text">
      <style:text-properties officeooo:rsid="0023822f"/>
    </style:style>
    <style:style style:name="T7" style:family="text">
      <style:text-properties officeooo:rsid="001c2c4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3">wrong date events showing up on calendar on heroku only because localtime on rails is set to central</text:span></text:p>
      <text:p text:style-name="Standard"/>
      <text:p text:style-name="Standard">- <text:span text:style-name="T1">disable load more button </text:span><text:span text:style-name="T2">on last page</text:span></text:p>
      <text:p text:style-name="P2">-<text:span text:style-name="T4">handle when there are no events</text:span></text:p>
      <text:p text:style-name="Standard"/>
      <text:p text:style-name="P3">-<text:span text:style-name="T1">make bands index a carasou</text:span><text:span text:style-name="T6">l<text:line-break/></text:span></text:p>
      <text:p text:style-name="P3"><text:span text:style-name="T6">-add search</text:span></text:p>
      <text:p text:style-name="Standard"/>
      <text:p text:style-name="Standard">-<text:span text:style-name="T1">user edit page, user logo next to sign out</text:span></text:p>
      <text:p text:style-name="Standard">-<text:span text:style-name="T5">user logged in acknowledged</text:span></text:p>
      <text:p text:style-name="Standard"><text:span text:style-name="T7"><text:line-break/>AWS</text:span></text:p>
      <text:p text:style-name="P1">security creds</text:p>
      <text:p text:style-name="P1"/>
      <text:p text:style-name="P1">mike</text:p>
      <text:p text:style-name="P1">EL84tube!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14:44:26.311688481</meta:creation-date>
    <dc:date>2021-01-02T13:52:02.863486510</dc:date>
    <meta:editing-duration>PT10H20M49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57" meta:character-count="315" meta:non-whitespace-character-count="267"/>
  </office:meta>
</office:document-meta>
</file>